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SANCHEZ VEGA, FRANCISCA</text:span></text:p>
      <text:p text:style-name="P3"><text:span text:style-name="T6">CANT. TOTAL DE CAJAS: 1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BLANCA JUAREZ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LMACEN</text:span></text:p>
      <text:p text:style-name="P6"/>
      <text:p text:style-name="P6">Recojo: <text:span text:style-name="T3">SANCHEZ VEGA, FRANCISC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9:31:19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